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" style:family="paragraph" style:parent-style-name="Standard">
      <style:text-properties fo:color="#000000" style:font-name="Arial Narrow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 Narrow" fo:font-size="11pt" style:font-size-asian="11pt" style:font-size-complex="11pt"/>
    </style:style>
    <style:style style:name="P4" style:family="paragraph" style:parent-style-name="Standard"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 Narrow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 Narrow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 Narrow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/CIAM/HEADER_CAISSE_PREST_CIAM_VIDE#%</text:p>
      <text:p text:style-name="P2"/>
      <text:p text:style-name="P4"/>
      <text:p text:style-name="P4"/>
      <text:p text:style-name="P5">%=LETTRE_CONCERNE=%</text:p>
      <text:p text:style-name="P6"/>
      <text:p text:style-name="P2"/>
      <text:p text:style-name="P3">%=titreTiers=%</text:p>
      <text:p text:style-name="P3"/>
      <text:p text:style-name="P3">%=LETTRE_PARA1=%</text:p>
      <text:p text:style-name="P3"/>
      <text:p text:style-name="P8">%=LETTRE_PARA2=%</text:p>
      <text:p text:style-name="P3"/>
      <text:p text:style-name="P7">%=LETTRE_PARA3=%</text:p>
      <text:p text:style-name="P9"/>
      <text:p text:style-name="P10">%#include <text:s/>signatures/CIAM/standardCIAM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7T13:19:05</meta:creation-date>
    <dc:creator>Hervé Périat</dc:creator>
    <dc:date>2011-01-31T15:37:45</dc:date>
    <meta:print-date>2008-11-18T12:45:06</meta:print-date>
    <meta:editing-cycles>265</meta:editing-cycles>
    <meta:editing-duration>PT18H6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21" meta:character-count="176"/>
  </office:meta>
</office:document-meta>
</file>